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55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49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Default"/>
        <table:table-column table:style-name="co2" table:number-columns-repeated="2" table:default-cell-style-name="ce3"/>
        <table:table-row table:style-name="ro1">
          <table:table-cell/>
          <table:table-cell table:style-name="ce2" office:value-type="string" calcext:value-type="string">
            <text:p>PAL plus/4</text:p>
          </table:table-cell>
          <table:table-cell table:style-name="ce2" office:value-type="string" calcext:value-type="string">
            <text:p>NTSC plus/4</text:p>
          </table:table-cell>
          <table:table-cell table:number-columns-repeated="2"/>
          <table:table-cell table:style-name="ce2" office:value-type="string" calcext:value-type="string">
            <text:p>PAL C64</text:p>
          </table:table-cell>
          <table:table-cell table:style-name="ce2" office:value-type="string" calcext:value-type="string">
            <text:p>NTSC C64</text:p>
          </table:table-cell>
        </table:table-row>
        <table:table-row table:style-name="ro1">
          <table:table-cell office:value-type="string" calcext:value-type="string">
            <text:p>Crystal clock</text:p>
          </table:table-cell>
          <table:table-cell office:value-type="float" office:value="17734475" calcext:value-type="float">
            <text:p>17 734 475</text:p>
          </table:table-cell>
          <table:table-cell office:value-type="float" office:value="14318181" calcext:value-type="float">
            <text:p>14 318 181</text:p>
          </table:table-cell>
          <table:table-cell table:number-columns-repeated="2"/>
          <table:table-cell table:formula="of:=[.B$2]" office:value-type="float" office:value="17734475" calcext:value-type="float">
            <text:p>17 734 475</text:p>
          </table:table-cell>
          <table:table-cell table:formula="of:=[.C$2]" office:value-type="float" office:value="14318181" calcext:value-type="float">
            <text:p>14 318 181</text:p>
          </table:table-cell>
        </table:table-row>
        <table:table-row table:style-name="ro1">
          <table:table-cell office:value-type="string" calcext:value-type="string">
            <text:p>Color burst</text:p>
          </table:table-cell>
          <table:table-cell table:formula="of:=[.B2]/4" office:value-type="float" office:value="4433618.75" calcext:value-type="float">
            <text:p>4 433 619</text:p>
          </table:table-cell>
          <table:table-cell table:formula="of:=[.C2]/4" office:value-type="float" office:value="3579545.25" calcext:value-type="float">
            <text:p>3 579 545</text:p>
          </table:table-cell>
          <table:table-cell table:number-columns-repeated="2"/>
          <table:table-cell table:formula="of:=[.F2]/4" office:value-type="float" office:value="4433618.75" calcext:value-type="float">
            <text:p>4 433 619</text:p>
          </table:table-cell>
          <table:table-cell table:formula="of:=[.G2]/4" office:value-type="float" office:value="3579545.25" calcext:value-type="float">
            <text:p>3 579 545</text:p>
          </table:table-cell>
        </table:table-row>
        <table:table-row table:style-name="ro1">
          <table:table-cell office:value-type="string" calcext:value-type="string">
            <text:p>Divider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r clock</text:p>
          </table:table-cell>
          <table:table-cell table:style-name="ce2" table:formula="of:=[.B2]/[.B4]" office:value-type="float" office:value="886723.75" calcext:value-type="float">
            <text:p>886 724</text:p>
          </table:table-cell>
          <table:table-cell table:style-name="ce2" table:formula="of:=[.C2]/[.C4]" office:value-type="float" office:value="894886.3125" calcext:value-type="float">
            <text:p>894 886</text:p>
          </table:table-cell>
          <table:table-cell table:number-columns-repeated="2"/>
          <table:table-cell table:style-name="ce2" table:formula="of:=[.F2]/[.F4]" office:value-type="float" office:value="985248.611111111" calcext:value-type="float">
            <text:p>985 249</text:p>
          </table:table-cell>
          <table:table-cell table:style-name="ce2" table:formula="of:=[.G2]/[.G4]" office:value-type="float" office:value="1022727.21428571" calcext:value-type="float">
            <text:p>1 022 727</text:p>
          </table:table-cell>
        </table:table-row>
        <table:table-row table:style-name="ro1">
          <table:table-cell office:value-type="string" calcext:value-type="string">
            <text:p>Frames per second (guessed)</text:p>
          </table:table-cell>
          <table:table-cell table:style-name="ce4" office:value-type="float" office:value="49.86" calcext:value-type="float">
            <text:p>49,86</text:p>
          </table:table-cell>
          <table:table-cell table:style-name="ce4" office:value-type="float" office:value="59.92" calcext:value-type="float">
            <text:p>59,92</text:p>
          </table:table-cell>
          <table:table-cell table:number-columns-repeated="2"/>
          <table:table-cell table:style-name="ce4" office:value-type="float" office:value="49.86" calcext:value-type="float">
            <text:p>49,86</text:p>
          </table:table-cell>
          <table:table-cell table:style-name="ce4" office:value-type="float" office:value="59.92" calcext:value-type="float">
            <text:p>59,92</text:p>
          </table:table-cell>
        </table:table-row>
        <table:table-row table:style-name="ro1">
          <table:table-cell office:value-type="string" calcext:value-type="string">
            <text:p>Lines per frame</text:p>
          </table:table-cell>
          <table:table-cell table:style-name="ce4" office:value-type="float" office:value="312" calcext:value-type="float">
            <text:p>312,00</text:p>
          </table:table-cell>
          <table:table-cell table:style-name="ce4" office:value-type="float" office:value="262" calcext:value-type="float">
            <text:p>262,00</text:p>
          </table:table-cell>
          <table:table-cell table:number-columns-repeated="2"/>
          <table:table-cell table:style-name="ce4" office:value-type="float" office:value="312" calcext:value-type="float">
            <text:p>312,00</text:p>
          </table:table-cell>
          <table:table-cell table:style-name="ce4" office:value-type="float" office:value="263" calcext:value-type="float">
            <text:p>263,00</text:p>
          </table:table-cell>
        </table:table-row>
        <table:table-row table:style-name="ro1">
          <table:table-cell office:value-type="string" calcext:value-type="string">
            <text:p>Cycles per line</text:p>
          </table:table-cell>
          <table:table-cell table:number-columns-repeated="2" table:style-name="ce4" office:value-type="float" office:value="57" calcext:value-type="float">
            <text:p>57,00</text:p>
          </table:table-cell>
          <table:table-cell table:number-columns-repeated="2"/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65" calcext:value-type="float">
            <text:p>65,00</text:p>
          </table:table-cell>
        </table:table-row>
        <table:table-row table:style-name="ro1">
          <table:table-cell office:value-type="string" calcext:value-type="string">
            <text:p>Frames per second (calculated)</text:p>
          </table:table-cell>
          <table:table-cell table:style-name="ce5" table:formula="of:=[.B5]/[.B7]/[.B8]" office:value-type="float" office:value="49.8607596716149" calcext:value-type="float">
            <text:p>49,86</text:p>
          </table:table-cell>
          <table:table-cell table:style-name="ce5" table:formula="of:=[.C5]/[.C7]/[.C8]" office:value-type="float" office:value="59.9227475893933" calcext:value-type="float">
            <text:p>59,92</text:p>
          </table:table-cell>
          <table:table-cell table:number-columns-repeated="2"/>
          <table:table-cell table:style-name="ce5" table:formula="of:=[.F5]/[.F7]/[.F8]" office:value-type="float" office:value="50.124573214851" calcext:value-type="float">
            <text:p>50,12</text:p>
          </table:table-cell>
          <table:table-cell table:style-name="ce5" table:formula="of:=[.G5]/[.G7]/[.G8]" office:value-type="float" office:value="59.8261020348473" calcext:value-type="float">
            <text:p>59,83</text:p>
          </table:table-cell>
        </table:table-row>
        <table:table-row table:style-name="ro1">
          <table:table-cell office:value-type="string" calcext:value-type="string">
            <text:p>Frame length (sec)</text:p>
          </table:table-cell>
          <table:table-cell table:style-name="ce6" table:formula="of:=1/[.B9]" office:value-type="float" office:value="0.0200558516674443" calcext:value-type="float">
            <text:p>0,020055852</text:p>
          </table:table-cell>
          <table:table-cell table:style-name="ce6" table:formula="of:=1/[.C9]" office:value-type="float" office:value="0.0166881533345611" calcext:value-type="float">
            <text:p>0,016688153</text:p>
          </table:table-cell>
          <table:table-cell table:number-columns-repeated="2"/>
          <table:table-cell table:style-name="ce6" table:formula="of:=1/[.F9]" office:value-type="float" office:value="0.0199502945534052" calcext:value-type="float">
            <text:p>0,019950295</text:p>
          </table:table-cell>
          <table:table-cell table:style-name="ce6" table:formula="of:=1/[.G9]" office:value-type="float" office:value="0.0167151120662604" calcext:value-type="float">
            <text:p>0,016715112</text:p>
          </table:table-cell>
        </table:table-row>
        <table:table-row table:style-name="ro1">
          <table:table-cell office:value-type="string" calcext:value-type="string">
            <text:p>Timer clock length (sec)</text:p>
          </table:table-cell>
          <table:table-cell table:style-name="ce6" table:formula="of:=1/[.B5]" office:value-type="float" office:value="0.00000112774694486304" calcext:value-type="float">
            <text:p>0,000001128</text:p>
          </table:table-cell>
          <table:table-cell table:style-name="ce6" table:formula="of:=1/[.C5]" office:value-type="float" office:value="0.0000011174603813152" calcext:value-type="float">
            <text:p>0,000001117</text:p>
          </table:table-cell>
          <table:table-cell table:number-columns-repeated="2"/>
          <table:table-cell table:style-name="ce6" table:formula="of:=1/[.F5]" office:value-type="float" office:value="0.00000101497225037674" calcext:value-type="float">
            <text:p>0,000001015</text:p>
          </table:table-cell>
          <table:table-cell table:style-name="ce6" table:formula="of:=1/[.G5]" office:value-type="float" office:value="0.000000977777833650797" calcext:value-type="float">
            <text:p>0,000000978</text:p>
          </table:table-cell>
        </table:table-row>
        <table:table-row table:style-name="ro1">
          <table:table-cell office:value-type="string" calcext:value-type="string">
            <text:p>Measured timer per frame</text:p>
          </table:table-cell>
          <table:table-cell office:value-type="float" office:value="17784" calcext:value-type="float">
            <text:p>17 784</text:p>
          </table:table-cell>
          <table:table-cell office:value-type="float" office:value="14935" calcext:value-type="float">
            <text:p>14 935</text:p>
          </table:table-cell>
          <table:table-cell table:number-columns-repeated="2"/>
          <table:table-cell office:value-type="float" office:value="19656" calcext:value-type="float">
            <text:p>19 656</text:p>
          </table:table-cell>
          <table:table-cell office:value-type="float" office:value="17096" calcext:value-type="float">
            <text:p>17 096</text:p>
          </table:table-cell>
        </table:table-row>
        <table:table-row table:style-name="ro1">
          <table:table-cell office:value-type="string" calcext:value-type="string">
            <text:p>Calculated timer per frame</text:p>
          </table:table-cell>
          <table:table-cell table:style-name="ce2" table:formula="of:=[.B10]/[.B11]" office:value-type="float" office:value="17784" calcext:value-type="float">
            <text:p>17 784</text:p>
          </table:table-cell>
          <table:table-cell table:style-name="ce2" table:formula="of:=[.C10]/[.C11]" office:value-type="float" office:value="14934" calcext:value-type="float">
            <text:p>14 934</text:p>
          </table:table-cell>
          <table:table-cell table:number-columns-repeated="2"/>
          <table:table-cell table:style-name="ce2" table:formula="of:=[.F10]/[.F11]" office:value-type="float" office:value="19656" calcext:value-type="float">
            <text:p>19 656</text:p>
          </table:table-cell>
          <table:table-cell table:style-name="ce2" table:formula="of:=[.G10]/[.G11]" office:value-type="float" office:value="17095" calcext:value-type="float">
            <text:p>17 095</text:p>
          </table:table-cell>
        </table:table-row>
        <table:table-row table:style-name="ro1">
          <table:table-cell office:value-type="string" calcext:value-type="string">
            <text:p>PAL multiplier</text:p>
          </table:table-cell>
          <table:table-cell table:style-name="ce7" table:formula="of:=ORG.LIBREOFFICE.ROUNDSIG([.B11]/[.B11];3)" office:value-type="float" office:value="1" calcext:value-type="float">
            <text:p>1,000</text:p>
          </table:table-cell>
          <table:table-cell table:style-name="ce7" table:formula="of:=ORG.LIBREOFFICE.ROUNDSIG([.$C11]/[.B11];3)" office:value-type="float" office:value="0.991" calcext:value-type="float">
            <text:p>0,991</text:p>
          </table:table-cell>
          <table:table-cell table:formula="of:=INT([.B14]*128)" office:value-type="float" office:value="128" calcext:value-type="float">
            <text:p>128</text:p>
          </table:table-cell>
          <table:table-cell table:formula="of:=INT([.C14]*128)" office:value-type="float" office:value="126" calcext:value-type="float">
            <text:p>12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TSC multiplier</text:p>
          </table:table-cell>
          <table:table-cell table:style-name="ce7" table:formula="of:=ORG.LIBREOFFICE.ROUNDSIG([.B11]/[.$C11];3)" office:value-type="float" office:value="1.01" calcext:value-type="float">
            <text:p>1,010</text:p>
          </table:table-cell>
          <table:table-cell table:style-name="ce7" table:formula="of:=ORG.LIBREOFFICE.ROUNDSIG([.C11]/[.$C11];3)" office:value-type="float" office:value="1" calcext:value-type="float">
            <text:p>1,000</text:p>
          </table:table-cell>
          <table:table-cell table:formula="of:=INT([.B15]*128)" office:value-type="float" office:value="129" calcext:value-type="float">
            <text:p>129</text:p>
          </table:table-cell>
          <table:table-cell table:formula="of:=INT([.C15]*128)" office:value-type="float" office:value="128" calcext:value-type="float">
            <text:p>128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AL frame timers (exact)</text:p>
          </table:table-cell>
          <table:table-cell table:style-name="ce8" table:formula="of:=[.$B10]/[.B11]" office:value-type="float" office:value="17784" calcext:value-type="float">
            <text:p>17 784</text:p>
          </table:table-cell>
          <table:table-cell table:style-name="ce8" table:formula="of:=[.$B10]/[.C11]" office:value-type="float" office:value="17947.7071427262" calcext:value-type="float">
            <text:p>17 948</text:p>
          </table:table-cell>
          <table:table-cell table:style-name="ce21" table:number-columns-repeated="2"/>
          <table:table-cell table:style-name="ce8" table:number-columns-repeated="2"/>
        </table:table-row>
        <table:table-row table:style-name="ro1">
          <table:table-cell office:value-type="string" calcext:value-type="string">
            <text:p>NTSC frame timers (exact)</text:p>
          </table:table-cell>
          <table:table-cell table:style-name="ce8" table:formula="of:=[.$C10]/[.B11]" office:value-type="float" office:value="14797.7819053971" calcext:value-type="float">
            <text:p>14 798</text:p>
          </table:table-cell>
          <table:table-cell table:style-name="ce8" table:formula="of:=[.$C10]/[.C11]" office:value-type="float" office:value="14934" calcext:value-type="float">
            <text:p>14 934</text:p>
          </table:table-cell>
          <table:table-cell table:style-name="ce21" table:number-columns-repeated="2"/>
          <table:table-cell table:style-name="ce8" table:number-columns-repeated="2"/>
        </table:table-row>
        <table:table-row table:style-name="ro1">
          <table:table-cell office:value-type="string" calcext:value-type="string">
            <text:p>PAL frame timers (calculated)</text:p>
          </table:table-cell>
          <table:table-cell table:style-name="ce9" table:formula="of:=[.$B$13]*[.B14]" office:value-type="float" office:value="17784" calcext:value-type="float">
            <text:p>17 784</text:p>
          </table:table-cell>
          <table:table-cell table:style-name="ce9" table:formula="of:=[.$B$13]*[.C14]" office:value-type="float" office:value="17623.944" calcext:value-type="float">
            <text:p>17 624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NTSC frame timers (calculated)</text:p>
          </table:table-cell>
          <table:table-cell table:style-name="ce9" table:formula="of:=[.$C$13]*[.B15]" office:value-type="float" office:value="15083.34" calcext:value-type="float">
            <text:p>15 083</text:p>
          </table:table-cell>
          <table:table-cell table:style-name="ce9" table:formula="of:=[.$C$13]*[.C15]" office:value-type="float" office:value="14934" calcext:value-type="float">
            <text:p>14 934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PAL 2x frame timers (calculated)</text:p>
          </table:table-cell>
          <table:table-cell table:style-name="ce19" table:formula="of:=[.B16]/2" office:value-type="float" office:value="8892" calcext:value-type="float">
            <text:p>8 892</text:p>
          </table:table-cell>
          <table:table-cell table:style-name="ce19" table:formula="of:=[.C16]/2" office:value-type="float" office:value="8973.8535713631" calcext:value-type="float">
            <text:p>8 97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NTSC 2x frame timers (calculated)</text:p>
          </table:table-cell>
          <table:table-cell table:style-name="ce19" table:formula="of:=[.B17]/2" office:value-type="float" office:value="7398.89095269855" calcext:value-type="float">
            <text:p>7 399</text:p>
          </table:table-cell>
          <table:table-cell table:style-name="ce19" table:formula="of:=[.C17]/2" office:value-type="float" office:value="7467" calcext:value-type="float">
            <text:p>7 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 4x frame timers (calculated)</text:p>
          </table:table-cell>
          <table:table-cell table:style-name="ce19" table:formula="of:=[.B18]/4" office:value-type="float" office:value="4446" calcext:value-type="float">
            <text:p>4 446</text:p>
          </table:table-cell>
          <table:table-cell table:style-name="ce19" table:formula="of:=[.C18]/4" office:value-type="float" office:value="4405.986" calcext:value-type="float">
            <text:p>4 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SC 4x frame timers (calculated)</text:p>
          </table:table-cell>
          <table:table-cell table:style-name="ce19" table:formula="of:=[.B19]/4" office:value-type="float" office:value="3770.835" calcext:value-type="float">
            <text:p>3 771</text:p>
          </table:table-cell>
          <table:table-cell table:style-name="ce19" table:formula="of:=[.C19]/4" office:value-type="float" office:value="3733.5" calcext:value-type="float">
            <text:p>3 734</text:p>
          </table:table-cell>
          <table:table-cell table:number-columns-repeated="4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 number:grouping="true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4" number:min-decimal-places="4" number:min-integer-digits="1" number:grouping="true"/>
    </number:number-style>
    <number:number-style style:name="N151">
      <number:number number:decimal-places="5" number:min-decimal-places="5" number:min-integer-digits="1" number:grouping="true"/>
    </number:number-style>
    <number:number-style style:name="N152">
      <number:number number:decimal-places="6" number:min-decimal-places="6" number:min-integer-digits="1" number:grouping="true"/>
    </number:number-style>
    <number:number-style style:name="N153">
      <number:number number:decimal-places="7" number:min-decimal-places="7" number:min-integer-digits="1" number:grouping="true"/>
    </number:number-style>
    <number:number-style style:name="N154">
      <number:number number:decimal-places="8" number:min-decimal-places="8" number:min-integer-digits="1" number:grouping="true"/>
    </number:number-style>
    <number:number-style style:name="N155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.00.00</text:date>, <text:time style:data-style-name="N2" text:time-value="23:10:34.91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2:44:44.910000000</meta:creation-date>
    <dc:date>2024-11-25T23:12:36.285000000</dc:date>
    <meta:editing-duration>PT1H5M34S</meta:editing-duration>
    <meta:editing-cycles>16</meta:editing-cycles>
    <meta:generator>LibreOffice/24.8.3.2$Windows_X86_64 LibreOffice_project/48a6bac9e7e268aeb4c3483fcf825c94556d9f92</meta:generator>
    <meta:document-statistic meta:table-count="1" meta:cell-count="98" meta:object-count="0"/>
  </office:meta>
</office:document-meta>
</file>